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5_15-21-16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5_19-09-06_000.jpg</text:p>
          </table:table-cell>
          <table:table-cell table:style-name="ce17" office:value-type="string">
            <text:p>:m :篠笛,shinobue 1*1 / session-memo / s.1:res,for=scale:key-D;E;C \\\ s.2: todays-melody:main;highs,genr=~,for=~,key=D,tempo=90,R=~,i.f.=~ \\\ s.3:prac,for=seq:C~Ef;h-2~3h \\\ s.4:copy,target=安里屋ユンタ</text:p>
          </table:table-cell>
          <table:table-cell table:style-name="ce4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7" table:formula="of:=IF([.E3]=&quot;&quot;;[.C3];CONCATENATE([.C3];&quot; / &quot;;[.E3]))" office:value-type="string" office:string-value=":m :篠笛,shinobue 1*1 / session-memo / s.1:res,for=scale:key-D;E;C \\\ s.2: todays-melody:main;highs,genr=~,for=~,key=D,tempo=90,R=~,i.f.=~ \\\ s.3:prac,for=seq:C~Ef;h-2~3h \\\ s.4:copy,target=安里屋ユンタ">
            <text:p>:m :篠笛,shinobue 1*1 / session-memo / s.1:res,for=scale:key-D;E;C \\\ s.2: todays-melody:main;highs,genr=~,for=~,key=D,tempo=90,R=~,i.f.=~ \\\ s.3:prac,for=seq:C~Ef;h-2~3h \\\ s.4:copy,target=安里屋ユンタ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5_20-55-34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7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6_01-24-12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642272 E-139-34-49.379882</text:p>
          </table:table-cell>
          <table:table-cell table:style-name="ce37" table:formula="of:=IF([.E5]=&quot;&quot;;[.C5];CONCATENATE([.C5];&quot; / &quot;;[.E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6_01-24-1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42272 E-139-34-49.379882</text:p>
          </table:table-cell>
          <table:table-cell table:style-name="ce37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16_09-41-51_000.jpg</text:p>
          </table:table-cell>
          <table:table-cell table:style-name="ce20" office:value-type="string">
            <text:p>:m :th / topic=music / content=笛は、デトック</text:p>
          </table:table-cell>
          <table:table-cell table:style-name="ce18"/>
          <table:table-cell table:style-name="ce4"/>
          <table:table-cell table:style-name="ce4" office:value-type="string">
            <text:p>N-35-35-28.463745 E-139-34-48.995361</text:p>
          </table:table-cell>
          <table:table-cell table:style-name="ce37" table:formula="of:=IF([.E7]=&quot;&quot;;[.C7];CONCATENATE([.C7];&quot; / &quot;;[.E7]))" office:value-type="string" office:string-value=":m :th / topic=music / content=笛は、デトック">
            <text:p>:m :th / topic=music / content=笛は、デトック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1-04-16_09-42-05_000.jpg</text:p>
          </table:table-cell>
          <table:table-cell table:style-name="ce19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463745 E-139-34-48.995361</text:p>
          </table:table-cell>
          <table:table-cell table:style-name="ce37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16_10-19-38_000.jpg</text:p>
          </table:table-cell>
          <table:table-cell table:style-name="ce19" office:value-type="string">
            <text:p>:m / steps / content=スマホに印を付ける</text:p>
          </table:table-cell>
          <table:table-cell table:style-name="ce19"/>
          <table:table-cell table:style-name="ce4"/>
          <table:table-cell table:style-name="ce4" office:value-type="string">
            <text:p>N-35-35-28.62854 E-139-34-49.434814</text:p>
          </table:table-cell>
          <table:table-cell table:style-name="ce37" table:formula="of:=IF([.E9]=&quot;&quot;;[.C9];CONCATENATE([.C9];&quot; / &quot;;[.E9]))" office:value-type="string" office:string-value=":m / steps / content=スマホに印を付ける">
            <text:p>:m / steps / content=スマホに印を付け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16_09-38-29_000.mid</text:p>
          </table:table-cell>
          <table:table-cell table:style-name="ce8" office:value-type="string">
            <text:p>:in-mid / app=perfect-piano / 演奏、play / id-2021-0416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string" office:string-value=":in-mid / app=perfect-piano / 演奏、play / id-2021-0416-1 / category=melody,inst=~,for=~,genre=~">
            <text:p>:in-mid / app=perfect-piano / 演奏、play / id-2021-0416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2021/04/16</text:date>, <text:time>11:01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6T11:01:11.16</dc:date>
    <dc:creator>iwabuchi ken</dc:creator>
    <meta:editing-duration>P32DT16H56M11S</meta:editing-duration>
    <meta:editing-cycles>12149</meta:editing-cycles>
    <meta:document-statistic meta:table-count="1" meta:cell-count="345" meta:object-count="0"/>
  </office:meta>
</office:document-meta>
</file>